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693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1c26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" style:family="text">
      <style:text-properties fo:font-variant="normal" fo:text-transform="none" fo:color="#ded100" style:text-line-through-style="none" style:text-line-through-type="none" style:text-position="0% 100%" style:font-name="Times New Roman" fo:font-size="42pt" fo:font-style="normal" style:text-underline-style="none" fo:font-weight="normal" style:font-name-asian="Times New Roman1" style:font-size-asian="42pt" style:font-style-asian="normal" style:font-weight-asian="normal" style:font-name-complex="Times New Roman1" style:font-size-complex="42pt"/>
    </style:style>
    <style:style style:name="T4" style:family="text">
      <style:text-properties fo:font-variant="normal" fo:text-transform="none" fo:color="#1b1b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5" style:family="text">
      <style:text-properties fo:font-variant="normal" fo:text-transform="none" fo:color="#1d1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140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423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534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524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3937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1" style:family="text">
      <style:text-properties fo:font-variant="normal" fo:text-transform="none" fo:color="#f1e6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2" style:family="text">
      <style:text-properties fo:font-variant="normal" fo:text-transform="none" fo:color="#f7ed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3" style:family="text">
      <style:text-properties fo:font-variant="normal" fo:text-transform="none" fo:color="#100e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4" style:family="text">
      <style:text-properties fo:font-variant="normal" fo:text-transform="none" fo:color="#6b5c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0d05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6" style:family="text">
      <style:text-properties fo:font-variant="normal" fo:text-transform="none" fo:color="#1d1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3532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8" style:family="text">
      <style:text-properties fo:font-variant="normal" fo:text-transform="none" fo:color="#423d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3c3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0" style:family="text">
      <style:text-properties fo:font-variant="normal" fo:text-transform="none" fo:color="#3932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1" style:family="text">
      <style:text-properties fo:font-variant="normal" fo:text-transform="none" fo:color="#201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2" style:family="text">
      <style:text-properties fo:font-variant="normal" fo:text-transform="none" fo:color="#2a25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3" style:family="text">
      <style:text-properties fo:font-variant="normal" fo:text-transform="none" fo:color="#1f1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4" style:family="text">
      <style:text-properties fo:font-variant="normal" fo:text-transform="none" fo:color="#150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5" style:family="text">
      <style:text-properties fo:font-variant="normal" fo:text-transform="none" fo:color="#131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6" style:family="text">
      <style:text-properties fo:font-variant="normal" fo:text-transform="none" fo:color="#272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7" style:family="text">
      <style:text-properties fo:font-variant="normal" fo:text-transform="none" fo:color="#191d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8" style:family="text">
      <style:text-properties fo:font-variant="normal" fo:text-transform="none" fo:color="#1f1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9" style:family="text">
      <style:text-properties fo:font-variant="normal" fo:text-transform="none" fo:color="#2525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0" style:family="text">
      <style:text-properties fo:font-variant="normal" fo:text-transform="none" fo:color="#d4cc00" style:text-line-through-style="none" style:text-line-through-type="none" style:text-position="0% 100%" style:font-name="Courier New" fo:font-size="9pt" fo:font-style="normal" style:text-underline-style="none" fo:font-weight="bold" style:font-name-asian="Courier New1" style:font-size-asian="9pt" style:font-style-asian="normal" style:font-weight-asian="bold" style:font-name-complex="Courier New1" style:font-size-complex="9pt"/>
    </style:style>
    <style:style style:name="T31" style:family="text">
      <style:text-properties fo:font-variant="normal" fo:text-transform="none" fo:color="#dacd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32" style:family="text">
      <style:text-properties fo:font-variant="normal" fo:text-transform="none" fo:color="#dbc800" style:text-line-through-style="none" style:text-line-through-type="none" style:text-position="0% 100%" style:font-name="Courier New" fo:font-size="9pt" fo:font-style="normal" style:text-underline-style="none" fo:font-weight="bold" style:font-name-asian="Courier New1" style:font-size-asian="9pt" style:font-style-asian="normal" style:font-weight-asian="bold" style:font-name-complex="Courier New1" style:font-size-complex="9pt"/>
    </style:style>
    <style:style style:name="T33" style:family="text">
      <style:text-properties fo:font-variant="normal" fo:text-transform="none" fo:color="#c4b7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34" style:family="text">
      <style:text-properties fo:font-variant="normal" fo:text-transform="none" fo:color="#242000" style:text-line-through-style="none" style:text-line-through-type="none" style:text-position="0% 100%" style:font-name="Times New Roman" fo:font-size="17pt" fo:font-style="normal" style:text-underline-style="none" fo:font-weight="normal" style:font-name-asian="Times New Roman1" style:font-size-asian="17pt" style:font-style-asian="normal" style:font-weight-asian="normal" style:font-name-complex="Times New Roman1" style:font-size-complex="17pt"/>
    </style:style>
    <style:style style:name="T35" style:family="text">
      <style:text-properties fo:font-variant="normal" fo:text-transform="none" fo:color="#1f1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6" style:family="text">
      <style:text-properties fo:font-variant="normal" fo:text-transform="none" fo:color="#161400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37" style:family="text">
      <style:text-properties fo:font-variant="normal" fo:text-transform="none" fo:color="#110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8" style:family="text">
      <style:text-properties fo:font-variant="normal" fo:text-transform="none" fo:color="#151d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9" style:family="text">
      <style:text-properties fo:font-variant="normal" fo:text-transform="none" fo:color="#0f0c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0" style:family="text">
      <style:text-properties fo:font-variant="normal" fo:text-transform="none" fo:color="#120b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1" style:family="text">
      <style:text-properties fo:font-variant="normal" fo:text-transform="none" fo:color="#110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2" style:family="text">
      <style:text-properties fo:font-variant="normal" fo:text-transform="none" fo:color="#3b2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as-char" style:rel-width="100%" draw:z-index="0" draw:style-name="gr1" draw:text-style-name="P4" svg:width="0.0012in" svg:height="0.0213in"><text:p/></draw:rect></text:p>
      <text:p text:style-name="P2"><text:span text:style-name="T2">136</text:span></text:p>
      <text:p text:style-name="P2"><text:span text:style-name="T3">4</text:span></text:p>
      <text:p text:style-name="P3"><text:span text:style-name="T4">PROVA D'AVALUACIÓ 1</text:span></text:p>
      <text:p text:style-name="P2"><text:span text:style-name="T5">1 Qui va dir «Tot ésser viu procedeix d'un altre ésser viu»? Explica el significat d'aquesta frase.</text:span></text:p>
      <text:p text:style-name="P2"><text:span text:style-name="T6">2 Analitza les hipòtesis que intenten explicar l'origen de la vida.</text:span></text:p>
      <text:p text:style-name="P2"><text:span text:style-name="T7">3 Indica quines afirmacions relacionades amb el fixisme són vertaderes i quines falses:</text:span></text:p>
      <text:p text:style-name="P2"><text:span text:style-name="T8">a) Tenien suport en la interpretació literal del Gènesi i uns altres llibres sagrats.</text:span></text:p>
      <text:p text:style-name="P2"><text:span text:style-name="T9">b) Linné va ser un dels primers a qüestionar el fixisme en classificar les espècies.</text:span></text:p>
      <text:p text:style-name="P2"><text:span text:style-name="T10">AVALUACIO</text:span></text:p>
      <text:p text:style-name="P2"><text:span text:style-name="T11">1 C</text:span></text:p>
      <text:p text:style-name="P2"><text:span text:style-name="T12">2</text:span></text:p>
      <text:p text:style-name="P2"><text:span text:style-name="T13">Q</text:span></text:p>
      <text:p text:style-name="P2"><text:span text:style-name="T14">3 E</text:span></text:p>
      <text:p text:style-name="P2"><text:span text:style-name="T15">1</text:span></text:p>
      <text:p text:style-name="P2"><text:span text:style-name="T16">c) Cuvier va proposar la teoria del catastrofisme per explicar l'existència i la desaparició d'espècies cada cert temps.</text:span></text:p>
      <text:p text:style-name="P2"><text:span text:style-name="T17">4 Darwin no va poder explicar com s'originava la variabilitat dels individus. Resumeix els mecanismes de variabilitat que coneixes.</text:span></text:p>
      <text:p text:style-name="P2"><text:span text:style-name="T18">5 Explica les diferències entre la selecció natural i la pressió de selecció.</text:span></text:p>
      <text:p text:style-name="P2"><text:span text:style-name="T19">6 Sobre les estructures anàlogues i homòlogues. Indica quines afirmacions són vertaderes i quines falses. Justifica la resposta en aquest darrer cas:</text:span></text:p>
      <text:p text:style-name="P2"><text:span text:style-name="T20">a) Les estructures anàlogues tenen un origen embriològic comú i una funció semblant.</text:span></text:p>
      <text:p text:style-name="P2"><text:span text:style-name="T21">b) Les estructures anàlogues tenen un origen embriològic diferent i una funció semblant.</text:span></text:p>
      <text:p text:style-name="P2"><text:span text:style-name="T22">c) Les estructures homòlogues tenen el mateix origen i una funció diferent.</text:span></text:p>
      <text:p text:style-name="P2"><text:span text:style-name="T23">d) Les estructures homòlogues tenen distint origen i la mateixa funció.</text:span></text:p>
      <text:p text:style-name="P2"><text:span text:style-name="T24">7 En una zona es pot donar aquest procés: el clima és suau, més o menys constant, però periòdicament cada 20 anys es produeix una gran sequera i les temperatures superen els 35° C. Poden sorgir en aquest cas noves espècies per selecció natural? Quins canvis es poden produir?</text:span></text:p>
      <text:p text:style-name="P2"><text:span text:style-name="T25">8 Com s'anomena la teoria evolutiva que tracta d'explicar els canvis bruscs que s'observen en el registre fòssil? Explica el model que proposa per al procés evolutiu.</text:span></text:p>
      <text:p text:style-name="P2"><text:soft-page-break/><text:span text:style-name="T26">9 El bipedisme consisteix a caminar sobre els dos peus sense recolzar les mans. Què va suposar aquest canvi per Is homínids?</text:span></text:p>
      <text:p text:style-name="P2"><text:span text:style-name="T27">10 Relaciona la columna de la primera etapa dels antecessors de l'ésser humà amb les seves característiques més rellevants.</text:span></text:p>
      <text:p text:style-name="P2"><text:span text:style-name="T28">• Primera espècie del gènere Homo.</text:span></text:p>
      <text:p text:style-name="P2"><text:span text:style-name="T29">41</text:span></text:p>
      <text:p text:style-name="P2"><text:span text:style-name="T30">5</text:span></text:p>
      <text:p text:style-name="P2"><text:span text:style-name="T31">LO</text:span></text:p>
      <text:p text:style-name="P2"><text:span text:style-name="T32">6</text:span></text:p>
      <text:p text:style-name="P2"><text:span text:style-name="T33">7</text:span></text:p>
      <text:p text:style-name="P2"><text:span text:style-name="T34">દ</text:span></text:p>
      <text:p text:style-name="P2"><text:span text:style-name="T35">• Primer homínid conegut.</text:span></text:p>
      <text:p text:style-name="P2"><text:span text:style-name="T36">Ardipithecus ramidus • Australopitecus Homo habilis • Homo ergaster • Homo erectus •</text:span></text:p>
      <text:p text:style-name="P2"><text:span text:style-name="T37">• Donà lloc al gènere Homo.</text:span></text:p>
      <text:p text:style-name="P2"><text:span text:style-name="T38">•</text:span></text:p>
      <text:p text:style-name="P2"><text:span text:style-name="T39">Començà a aprofitar el foc.</text:span></text:p>
      <text:p text:style-name="P2"><text:span text:style-name="T40">Aquesta espècie va ser la primera a sortir d'Àfrica.</text:span></text:p>
      <text:p text:style-name="P2"><text:span text:style-name="T41">• Fabricà les primeres eines i va incloure carn en la dieta. • Primer homínid bípede. • Colonitzà Àsia.</text:span></text:p>
      <text:p text:style-name="P2"><text:span text:style-name="T42">■ BIOLOGIA I GEOLOGIA 4t ESO MATERIAL FOTOCOPIABLE ILLES BALEARS/SANTILLANA EDUCACIÓN, S. L.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2" meta:word-count="403" meta:character-count="2400" meta:non-whitespace-character-count="2038"/>
    <meta:generator>LibreOfficeDev/6.0.5.2$Linux_X86_64 LibreOffice_project/</meta:generator>
  </office:meta>
</office:document-meta>
</file>